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WebSocketHandlerRegistration.addSockJsServiceMapping( MultiValueMap &lt; HttpRequestHandler , String &gt; mappings , SockJsService sockJsService , WebSocketHandler handler , String path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WebSocketHandlerRegistration.creat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SocketHandlerRegistration.addWebSocketHandlerMapping( MultiValueMap &lt; HttpRequestHandler , String &gt; mappings , WebSocketHandler webSocketHandler , HandshakeHandler handshakeHandler , HandshakeInterceptor [ ] interceptors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